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8796" officeooo:paragraph-rsid="0001879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8796" officeooo:paragraph-rsid="0001879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8796" officeooo:paragraph-rsid="0001879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18796" officeooo:paragraph-rsid="0001879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8796" officeooo:paragraph-rsid="0001879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1a57e" officeooo:paragraph-rsid="0001a57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18796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1a57e"/>
    </style:style>
    <style:style style:name="P9" style:family="paragraph" style:parent-style-name="Text_20_body" style:list-style-name="L1">
      <style:paragraph-properties fo:text-align="start" style:justify-single-word="false"/>
      <style:text-properties officeooo:paragraph-rsid="0001a5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8796" style:font-weight-asian="normal" style:font-weight-complex="normal"/>
    </style:style>
    <style:style style:name="T3" style:family="text">
      <style:text-properties fo:font-weight="normal" officeooo:rsid="0001a57e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a57e" style:font-weight-asian="bold" style:font-weight-complex="bold"/>
    </style:style>
    <style:style style:name="T6" style:family="text">
      <style:text-properties fo:color="#3d495c" style:font-name="Verdana"/>
    </style:style>
    <style:style style:name="T7" style:family="text">
      <style:text-properties fo:color="#3d495c" style:font-name="Verdana" fo:font-weight="bold" style:font-weight-asian="bold" style:font-weight-complex="bold"/>
    </style:style>
    <style:style style:name="T8" style:family="text">
      <style:text-properties fo:color="#3d495c" style:font-name="Verdana" fo:font-weight="bold" officeooo:rsid="0001a57e" style:font-weight-asian="bold" style:font-weight-complex="bold"/>
    </style:style>
    <style:style style:name="T9" style:family="text">
      <style:text-properties fo:color="#3d495c" style:font-name="Verdana" fo:font-weight="bold" officeooo:rsid="0001a57e" style:font-weight-asian="bold" style:font-weight-complex="bold" loext:padding="0.049cm" loext:border="0.06pt solid #e1e5eb"/>
    </style:style>
    <style:style style:name="T10" style:family="text">
      <style:text-properties fo:color="#3d495c" style:font-name="Verdana" fo:font-weight="bold" officeooo:rsid="0001a57e" loext:padding="0.049cm" loext:border="0.06pt solid #e1e5eb"/>
    </style:style>
    <style:style style:name="T11" style:family="text">
      <style:text-properties fo:color="#3d495c" style:font-name="Verdana" fo:font-weight="normal" officeooo:rsid="0001a57e" style:font-weight-asian="normal" style:font-weight-complex="normal"/>
    </style:style>
    <style:style style:name="T12" style:family="text">
      <style:text-properties fo:color="#3d495c" style:font-name="Verdana" fo:font-weight="normal" officeooo:rsid="0001a57e" style:font-weight-asian="normal" style:font-weight-complex="normal" loext:padding="0.049cm" loext:border="0.06pt solid #e1e5eb"/>
    </style:style>
    <style:style style:name="T13" style:family="text">
      <style:text-properties fo:color="#3d495c" style:font-name="Verdana" officeooo:rsid="00038278"/>
    </style:style>
    <style:style style:name="T14" style:family="text">
      <style:text-properties fo:color="#3d495c" style:font-name="Verdana" fo:font-style="italic" fo:font-weight="normal" officeooo:rsid="0001a57e" style:font-style-asian="italic" style:font-weight-asian="normal" style:font-style-complex="italic" style:font-weight-complex="normal" loext:padding="0.049cm" loext:border="0.06pt solid #e1e5eb"/>
    </style:style>
    <style:style style:name="T15" style:family="text">
      <style:text-properties fo:color="#3d495c" style:font-name="Verdana" fo:font-style="italic" fo:font-weight="bold" officeooo:rsid="0001a57e" style:font-style-asian="italic" style:font-weight-asian="bold" style:font-style-complex="italic" style:font-weight-complex="bold" loext:padding="0.049cm" loext:border="0.06pt solid #e1e5eb"/>
    </style:style>
    <style:style style:name="T16" style:family="text">
      <style:text-properties fo:color="#3d495c" style:font-name="Verdana" fo:font-style="normal" fo:font-weight="bold" officeooo:rsid="0001a57e" style:font-style-asian="normal" style:font-weight-asian="bold" style:font-style-complex="normal" style:font-weight-complex="bold" loext:padding="0.049cm" loext:border="0.06pt solid #e1e5eb"/>
    </style:style>
    <style:style style:name="T17" style:family="text">
      <style:text-properties fo:color="#3d495c" style:font-name="Verdana2" fo:font-weight="bold" loext:padding="0.049cm" loext:border="0.06pt solid #e1e5eb"/>
    </style:style>
    <style:style style:name="T18" style:family="text">
      <style:text-properties fo:color="#3d495c" style:font-name="Verdana2" fo:font-weight="bold" officeooo:rsid="0001a57e" loext:padding="0.049cm" loext:border="0.06pt solid #e1e5eb"/>
    </style:style>
    <style:style style:name="T19" style:family="text">
      <style:text-properties fo:color="#3d495c" style:font-name="Verdana1" loext:padding="0.049cm" loext:border="0.06pt solid #e1e5eb"/>
    </style:style>
    <style:style style:name="T20" style:family="text">
      <style:text-properties fo:color="#3d495c" style:font-name="Verdana1" fo:font-weight="normal" officeooo:rsid="0001a57e" style:font-weight-asian="normal" style:font-weight-complex="normal" loext:padding="0.049cm" loext:border="0.06pt solid #e1e5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NET – ENTENDENDO COMO ELA FUNCIONA</text:p>
      <text:p text:style-name="P2"/>
      <text:p text:style-name="P4"/>
      <text:p text:style-name="P5">Foi criada em 1969 no USA e se chamava ARPA net, com objetivo de interligar laboratorios durante a guerra fria.</text:p>
      <text:p text:style-name="P5"/>
      <text:p text:style-name="P7"><text:span text:style-name="T2">Em 1982 a ARPA net começou a ser usada em vários países e passou a ser chamada de Internet.</text:span></text:p>
      <text:p text:style-name="P7"><text:span text:style-name="T2"/></text:p>
      <text:p text:style-name="P1"><text:span text:style-name="T1">Em 1987 foi liberado para uso comercial nos USA.</text:span></text:p>
      <text:p text:style-name="P1"><text:span text:style-name="T1"/></text:p>
      <text:p text:style-name="P1"><text:span text:style-name="T1">Em 1992 começaram a surgir diversas empresas provedoras de acesso a internet então o laboratorio europeu de física de particulas inventou o WWW. </text:span></text:p>
      <text:p text:style-name="P1"><text:span text:style-name="T1"/></text:p>
      <text:p text:style-name="P2"/>
      <text:p text:style-name="P2">ESTRUTURA É DIVIDIDO:</text:p>
      <text:p text:style-name="P3"/>
      <text:p text:style-name="P3">SOFTWARE – <text:span text:style-name="T1">são responsaveis por gerenciar os dados e garantir que ele chegue de forma</text:span> segura</text:p>
      <text:p text:style-name="P3">HARDWARE – <text:span text:style-name="T1">gerencia o envio e recebimento das informaçoes e fazem a ligacao física entre equipamentos e computadores atraves de cabos de fibra optica e sinal de satelite.</text:span></text:p>
      <text:p text:style-name="P3"><text:span text:style-name="T1"/></text:p>
      <text:p text:style-name="P3"><text:span text:style-name="T1"/></text:p>
      <text:p text:style-name="P5">Para que essa comunicaçao funcione é preciso transformar essa informaçao que sai do provedor da internet em sinal gerenciavel, no caso o <text:span text:style-name="T4">modem</text:span>. </text:p>
      <text:p text:style-name="P5">Já o <text:span text:style-name="T4">Roteador</text:span> cria rotas, distribui a conexao e garante que os dados transmitidos via internet chegue ao seu destino.</text:p>
      <text:p text:style-name="P5"/>
      <text:p text:style-name="P5"/>
      <text:p text:style-name="P6">Para que os dispositivos se conversem é necessario uma identificaçao que se chama IP, que é como se fosse um CPF de cada maquina.</text:p>
      <text:p text:style-name="P6">E para não precisar decorar o IP de cada maquina foi criado um apelido chamado de nomes de domínio. <text:a xlink:type="simple" xlink:href="http://WWW.bytrybe.com/" text:style-name="Internet_20_link" text:visited-style-name="Visited_20_Internet_20_Link">WWW.bytrybe.com</text:a></text:p>
      <text:p text:style-name="P6"/>
      <text:p text:style-name="P6"><text:span text:style-name="T13">A</text:span><text:span text:style-name="T6">o abrir o nosso navegador: acesse </text:span><text:span text:style-name="Emphasis"><text:span text:style-name="T19">www.google.com</text:span></text:span></text:p>
      <text:p text:style-name="P6"/>
      <text:list xml:id="list2297221911" text:style-name="L1">
        <text:list-item>
          <text:p text:style-name="P8"><text:span text:style-name="T8">Cliente</text:span><text:span text:style-name="T11">: Firefox, Mozilla, Chrome... qual o navegador você utilizou para fazer a sua pesquisa? O termo técnico para ele é </text:span><text:span text:style-name="Strong_20_Emphasis"><text:span text:style-name="T18">cliente </text:span></text:span><text:span text:style-name="T11">. O cliente é uma aplicação que está conectada à Internet. </text:span><text:span text:style-name="T6">A sua principal função é receber a interação do usuário e traduzi-la em uma requisição para outro computador chamado Servidor Web. </text:span></text:p>
          <text:p text:style-name="P8"><text:span text:style-name="T6"/></text:p>
        </text:list-item>
        <text:list-item>
          <text:p text:style-name="P9"><text:span text:style-name="T9">Servidor</text:span><text:span text:style-name="T12">: Como vimos no exemplo acima, nossa busca por </text:span><text:span text:style-name="Emphasis"><text:span text:style-name="T12">www.google.com </text:span></text:span><text:span text:style-name="T12">será enviada para um </text:span><text:span text:style-name="Strong_20_Emphasis"><text:span text:style-name="T10">Servidor </text:span></text:span><text:span text:style-name="T12">. O Servidor é um super computador conectado à Internet. Ele também tem o seu próprio endereço IP, assim como o seu computador. O Servidor espera por requisições de outras máquinas (clientes). Diferente do seu computador, um Servidor tem um software específico em execução que irá dizer como ele deve responder a uma requisição do seu navegador. A principal função do Servidor é </text:span><text:span text:style-name="Strong_20_Emphasis"><text:span text:style-name="T10">armazenar, processar e entregar </text:span></text:span><text:span text:style-name="T12">páginas web </text:span><text:soft-page-break/><text:span text:style-name="T12">para os Clientes. Há diversos tipos de servidores, como </text:span><text:span text:style-name="Emphasis"><text:span text:style-name="T12">Web Servers, Database Servers, File Servers, Application Servers </text:span></text:span><text:span text:style-name="T12">. O servidor que usamos para fazer a busca por </text:span><text:span text:style-name="Emphasis"><text:span text:style-name="T12">www.google.com </text:span></text:span><text:span text:style-name="T12">é um </text:span><text:span text:style-name="Emphasis"><text:span text:style-name="T12">Web Server </text:span></text:span><text:span text:style-name="T12">.</text:span></text:p>
        </text:list-item>
        <text:list-item>
          <text:p text:style-name="P8"><text:span text:style-name="T8">Endereço IP:</text:span><text:span text:style-name="T11"> A sigla IP refere-se a </text:span><text:span text:style-name="Emphasis"><text:span text:style-name="T20">Internet Protocol </text:span></text:span><text:span text:style-name="T11">. O endereço IP é um identificador numérico para um dispositivo (computador, celular, tablet, impressora, roteador, servidor...) conectado à rede TCP/IP. Todo dispositivo conectado à Internet tem um endereço IP </text:span><text:span text:style-name="Strong_20_Emphasis"><text:span text:style-name="T18">único </text:span></text:span><text:span text:style-name="T11">que irá identificá-lo, e será usado para comunicar com outros dispositivos. Os endereços IP tem quatro campos de dígitos separados por pontos (exemplo: 244.155.65.2). Esses números são chamados de endereço lógico.</text:span></text:p>
          <text:p text:style-name="P8"><text:span text:style-name="T11"/></text:p>
        </text:list-item>
        <text:list-item>
          <text:p text:style-name="P8"><text:span text:style-name="T8">TCP/IP:</text:span><text:span text:style-name="T11"> De forma simples, o TCP/IP é o principal protocolo de envio e recebimento de dados na internet. TCP significa </text:span><text:span text:style-name="Emphasis"><text:span text:style-name="T20">Transmission Control Protocol </text:span></text:span><text:span text:style-name="T11">(Protocolo de Controle de Transmissão), em suma, o TCP será responsável por definir como diferentes aplicações se comunicam na rede e também em como os dados enviados serão divididos em pacotes. E o IP, </text:span><text:span text:style-name="Emphasis"><text:span text:style-name="T20">Internet Protocol </text:span></text:span><text:span text:style-name="T11">(Protocolo de Internet), define como os dados divididos em pacotes devem ser enviados para chegar corretamente ao destinatário. O TCP/IP é a união dos protocolos TCP e IP, uma pilha de protocolos que é dividida em quatro camadas: aplicação, transporte, rede e interface. </text:span></text:p>
          <text:p text:style-name="P8"><text:span text:style-name="T11"/></text:p>
        </text:list-item>
        <text:list-item>
          <text:p text:style-name="P9"><text:span text:style-name="T9">ISP</text:span><text:span text:style-name="T12">: ISP ou </text:span><text:span text:style-name="Emphasis"><text:span text:style-name="T12">Internet Service Provider </text:span></text:span><text:span text:style-name="T12">é o seu provedor de Internet. É qualquer empresa que nos fornece acesso ao maravilhoso mundo Web. Sem os seus serviços, não conseguiríamos fazer a nossa busca por </text:span><text:span text:style-name="Emphasis"><text:span text:style-name="T12">www.google.com </text:span></text:span><text:span text:style-name="T12">pois não estaríamos conectados à Internet.</text:span></text:p>
        </text:list-item>
        <text:list-item>
          <text:p text:style-name="P9"><text:span text:style-name="T9">DNS</text:span><text:span text:style-name="T12">: DNS ou </text:span><text:span text:style-name="Emphasis"><text:span text:style-name="T12">Domain Name System </text:span></text:span><text:span text:style-name="T12">é um dispositivo com uma base de dados distribuída que gerencia os nomes de serviços, computadores ou qualquer dispositivo conectado à Internet. Ele é usado para relacionar o endereço nominal (google.com) com o endereço IP. Os servidores DNS são responsáveis por localizar e traduzir para números (um endereço IP) as buscas por sites que digitamos no navegador.</text:span></text:p>
        </text:list-item>
        <text:list-item>
          <text:p text:style-name="P9"><text:span text:style-name="T9">Port</text:span><text:span text:style-name="T12"> </text:span><text:span text:style-name="T9">Number</text:span><text:span text:style-name="T12">: O número de porta é um número de 16 bits utilizado para identificar uma porta específica no servidor, e está sempre associado ao endereço IP. O </text:span><text:span text:style-name="Emphasis"><text:span text:style-name="T12">Port number </text:span></text:span><text:span text:style-name="T12">é uma forma de identificar um processo específico encaminhado para o servidor.</text:span></text:p>
        </text:list-item>
        <text:list-item>
          <text:p text:style-name="P9"><text:span text:style-name="T9">Host</text:span><text:span text:style-name="T12">: O </text:span><text:span text:style-name="Emphasis"><text:span text:style-name="T12">Host </text:span></text:span><text:span text:style-name="T12">é qualquer computador conectado à rede, seja como cliente, servidor ou qualquer outro tipo de dispositivo. Cada host tem um endereço IP único. Para o site que estamos buscando, </text:span><text:span text:style-name="Emphasis"><text:span text:style-name="T12">www.google.com </text:span></text:span><text:span text:style-name="T12">, o host é o servidor web que hospeda a página na web. É comum </text:span><text:soft-page-break/><text:span text:style-name="T12">confundir o host com o servidor. Lembre-se que eles são coisas diferentes! O Servidor é um tipo de host - uma máquina específica com endereço IP. Por outro lado, o host pode ser também uma organização inteira que fornece um serviço de hospedagem para manter inúmeros servidores web.</text:span></text:p>
        </text:list-item>
        <text:list-item>
          <text:p text:style-name="P9"><text:span text:style-name="T16">HTTP</text:span><text:span text:style-name="T12">: </text:span><text:span text:style-name="Emphasis"><text:span text:style-name="T12">Hyper-text Transfer Protocol </text:span></text:span><text:span text:style-name="T12">é o protocolo utilizado para a comunicação entre navegadores e servidores na Internet.</text:span></text:p>
        </text:list-item>
        <text:list-item>
          <text:p text:style-name="P8"><text:span text:style-name="T8">URL</text:span><text:span text:style-name="T11">: O URL é a sigla para </text:span><text:span text:style-name="Emphasis"><text:span text:style-name="T20">Uniform Resource Locators </text:span></text:span><text:span text:style-name="T11">e identifica um recurso web específico. </text:span></text:p>
          <text:p text:style-name="P8"><text:span text:style-name="T11"/></text:p>
          <text:p text:style-name="P8"><text:span text:style-name="T11"/></text:p>
        </text:list-item>
      </text:list>
      <text:p text:style-name="P5"/>
      <text:p text:style-name="P5"/>
      <text:p text:style-name="P5"/>
      <text:p text:style-name="P5"/>
      <text:p text:style-name="P5"/>
      <text:p text:style-name="P1"><text:span text:style-name="T1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21:36.383213414</meta:creation-date>
    <meta:generator>LibreOffice/6.4.7.2$Linux_X86_64 LibreOffice_project/40$Build-2</meta:generator>
    <dc:date>2022-01-25T18:58:43.339142647</dc:date>
    <meta:editing-duration>PT4M5S</meta:editing-duration>
    <meta:editing-cycles>2</meta:editing-cycles>
    <meta:document-statistic meta:table-count="0" meta:image-count="0" meta:object-count="0" meta:page-count="3" meta:paragraph-count="28" meta:word-count="848" meta:character-count="5113" meta:non-whitespace-character-count="4295"/>
  </office:meta>
</office:document-meta>
</file>